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02cm" draw:fill-color="#b7b79d"/>
    </style:style>
    <style:style style:name="gr2" style:family="graphic" style:parent-style-name="standard">
      <style:graphic-properties svg:stroke-width="0.001cm" svg:stroke-color="#494936" draw:fill="none" draw:fill-color="#ffffff" fo:padding-top="-0.049cm" fo:padding-bottom="-0.049cm" fo:padding-left="-0.049cm" fo:padding-right="-0.049cm"/>
    </style:style>
    <style:style style:name="gr3" style:family="graphic" style:parent-style-name="standard">
      <style:graphic-properties draw:stroke="none" svg:stroke-width="0.001cm" draw:fill-color="#7a7a5a"/>
    </style:style>
    <style:style style:name="gr4" style:family="graphic" style:parent-style-name="standard">
      <style:graphic-properties draw:stroke="none" svg:stroke-width="0.001cm" draw:fill-color="#c9c9b6"/>
    </style:style>
    <style:style style:name="gr5" style:family="graphic" style:parent-style-name="standard">
      <style:graphic-properties draw:stroke="none" svg:stroke-width="0.001cm" draw:fill-color="#ffffff"/>
    </style:style>
    <style:style style:name="gr6" style:family="graphic" style:parent-style-name="standard">
      <style:graphic-properties svg:stroke-width="0.001cm" svg:stroke-color="#ffffff" draw:fill="none" draw:fill-color="#ffffff" fo:padding-top="-0.049cm" fo:padding-bottom="-0.049cm" fo:padding-left="-0.049cm" fo:padding-right="-0.049cm"/>
    </style:style>
    <style:style style:name="gr7" style:family="graphic" style:parent-style-name="standard">
      <style:graphic-properties draw:stroke="none" svg:stroke-width="0.001cm" draw:fill-color="#000000"/>
    </style:style>
    <style:style style:name="gr8" style:family="graphic" style:parent-style-name="standard">
      <style:graphic-properties svg:stroke-width="0.001cm" svg:stroke-color="#000000" draw:fill="none" draw:fill-color="#ffffff" fo:padding-top="-0.049cm" fo:padding-bottom="-0.049cm" fo:padding-left="-0.049cm" fo:padding-right="-0.049cm"/>
    </style:style>
    <style:style style:name="gr9" style:family="graphic" style:parent-style-name="standard">
      <style:graphic-properties svg:stroke-width="0.065cm" svg:stroke-color="#ffffff" draw:fill="none" draw:fill-color="#ffffff" fo:padding-top="-0.017cm" fo:padding-bottom="-0.017cm" fo:padding-left="-0.017cm" fo:padding-right="-0.017cm"/>
    </style:style>
    <style:style style:name="gr10" style:family="graphic" style:parent-style-name="standard">
      <style:graphic-properties svg:stroke-width="0.065cm" svg:stroke-color="#000000" draw:fill="none" draw:fill-color="#ffffff" fo:padding-top="-0.017cm" fo:padding-bottom="-0.017cm" fo:padding-left="-0.017cm" fo:padding-right="-0.017cm"/>
    </style:style>
    <style:style style:name="gr11" style:family="graphic" style:parent-style-name="standard">
      <style:graphic-properties svg:stroke-width="0.065cm" svg:stroke-color="#313124" draw:fill="none" draw:fill-color="#ffffff" fo:padding-top="-0.017cm" fo:padding-bottom="-0.017cm" fo:padding-left="-0.017cm" fo:padding-right="-0.017cm"/>
    </style:style>
  </office:automatic-styles>
  <office:body>
    <office:drawing>
      <draw:page draw:name="page1" draw:style-name="dp1" draw:master-page-name="Default">
        <draw:g>
          <draw:glue-point draw:id="4" svg:x="-3.172cm" svg:y="-5cm"/>
          <draw:glue-point draw:id="5" svg:x="5cm" svg:y="-5cm"/>
          <draw:glue-point draw:id="6" svg:x="0.914cm" svg:y="-5cm"/>
          <draw:glue-point draw:id="7" svg:x="-5cm" svg:y="5cm"/>
          <draw:glue-point draw:id="8" svg:x="3.241cm" svg:y="5cm"/>
          <draw:glue-point draw:id="9" svg:x="-0.88cm" svg:y="5cm"/>
          <draw:glue-point draw:id="10" svg:x="-5cm" svg:y="-0.591cm"/>
          <draw:glue-point draw:id="11" svg:x="-5cm" svg:y="2.206cm"/>
          <draw:glue-point draw:id="12" svg:x="5cm" svg:y="0.594cm"/>
          <draw:glue-point draw:id="13" svg:x="5cm" svg:y="-2.203cm"/>
          <draw:glue-point draw:id="14" svg:x="0.01cm" svg:y="0.001cm"/>
          <draw:polygon draw:style-name="gr1" draw:layer="layout" svg:width="4.035cm" svg:height="1.118cm" svg:x="0cm" svg:y="0.882cm" svg:viewBox="0 0 4036 1119" draw:points="4036,0 4036,1119 0,1119 0,0">
            <text:p/>
          </draw:polygon>
          <draw:polygon draw:style-name="gr2" draw:layer="layout" svg:width="4.035cm" svg:height="1.118cm" svg:x="0cm" svg:y="0.882cm" svg:viewBox="0 0 4036 1119" draw:points="4036,0 4036,1119 0,1119 0,0">
            <text:p/>
          </draw:polygon>
          <draw:polygon draw:style-name="gr3" draw:layer="layout" svg:width="0.861cm" svg:height="2cm" svg:x="4.035cm" svg:y="0cm" svg:viewBox="0 0 862 2001" draw:points="0,2001 0,848 862,0 862,1119">
            <text:p/>
          </draw:polygon>
          <draw:polygon draw:style-name="gr2" draw:layer="layout" svg:width="0.861cm" svg:height="2cm" svg:x="4.035cm" svg:y="0cm" svg:viewBox="0 0 862 2001" draw:points="0,2001 0,848 862,0 862,1119">
            <text:p/>
          </draw:polygon>
          <draw:polygon draw:style-name="gr4" draw:layer="layout" svg:width="4.896cm" svg:height="0.882cm" svg:x="0cm" svg:y="0cm" svg:viewBox="0 0 4897 883" draw:points="0,883 895,0 4897,0 4000,883">
            <text:p/>
          </draw:polygon>
          <draw:polygon draw:style-name="gr2" draw:layer="layout" svg:width="4.896cm" svg:height="0.882cm" svg:x="0cm" svg:y="0cm" svg:viewBox="0 0 4897 883" draw:points="0,883 895,0 4897,0 4000,883">
            <text:p/>
          </draw:polygon>
          <draw:polygon draw:style-name="gr5" draw:layer="layout" svg:width="1.241cm" svg:height="0.203cm" svg:x="0.414cm" svg:y="1.595cm" svg:viewBox="0 0 1242 204" draw:points="0,0 1242,0 1242,204 0,204">
            <text:p/>
          </draw:polygon>
          <draw:polygon draw:style-name="gr6" draw:layer="layout" svg:width="1.24cm" svg:height="0.202cm" svg:x="0.414cm" svg:y="1.595cm" svg:viewBox="0 0 1241 203" draw:points="0,0 1241,0 1241,203 0,203">
            <text:p/>
          </draw:polygon>
          <draw:polygon draw:style-name="gr7" draw:layer="layout" svg:width="1.242cm" svg:height="0.203cm" svg:x="0.377cm" svg:y="1.56cm" svg:viewBox="0 0 1243 204" draw:points="0,0 1243,0 1243,204 0,204">
            <text:p/>
          </draw:polygon>
          <draw:polygon draw:style-name="gr8" draw:layer="layout" svg:width="1.24cm" svg:height="0.202cm" svg:x="0.377cm" svg:y="1.56cm" svg:viewBox="0 0 1241 203" draw:points="0,0 1241,0 1241,203 0,203">
            <text:p/>
          </draw:polygon>
          <draw:line draw:style-name="gr9" draw:layer="layout" svg:x1="2.551cm" svg:y1="1.663cm" svg:x2="3.758cm" svg:y2="1.663cm">
            <text:p/>
          </draw:line>
          <draw:line draw:style-name="gr10" draw:layer="layout" svg:x1="2.551cm" svg:y1="1.323cm" svg:x2="3.758cm" svg:y2="1.323cm">
            <text:p/>
          </draw:line>
          <draw:line draw:style-name="gr11" draw:layer="layout" svg:x1="2.517cm" svg:y1="1.628cm" svg:x2="3.724cm" svg:y2="1.628cm">
            <text:p/>
          </draw:line>
          <draw:line draw:style-name="gr10" draw:layer="layout" svg:x1="2.517cm" svg:y1="1.289cm" svg:x2="3.724cm" svg:y2="1.289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3174 (desktop) cluster controller</dc:title>
    <meta:creation-date>2011-02-07T16:36:58</meta:creation-date>
    <meta:editing-duration>P0D</meta:editing-duration>
    <meta:editing-cycles>1</meta:editing-cycles>
    <meta:document-statistic meta:object-count="15"/>
    <meta:generator>OpenOffice.org/3.3$Linux OpenOffice.org_project/330m20$Build-9567</meta:generator>
  </office:meta>
</office:document-meta>
</file>